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e1e" officeooo:paragraph-rsid="00036e1e"/>
    </style:style>
    <style:style style:name="P2" style:family="paragraph" style:parent-style-name="Standard">
      <style:text-properties officeooo:rsid="00049a75" officeooo:paragraph-rsid="00049a75"/>
    </style:style>
    <style:style style:name="P3" style:family="paragraph" style:parent-style-name="Standard">
      <style:text-properties officeooo:rsid="000a4a89" officeooo:paragraph-rsid="000a4a89"/>
    </style:style>
    <style:style style:name="P4" style:family="paragraph" style:parent-style-name="Standard">
      <style:text-properties officeooo:rsid="000a75ac" officeooo:paragraph-rsid="000a75ac"/>
    </style:style>
    <style:style style:name="P5" style:family="paragraph" style:parent-style-name="Standard">
      <style:text-properties officeooo:rsid="000c4230" officeooo:paragraph-rsid="000c4230"/>
    </style:style>
    <style:style style:name="P6" style:family="paragraph" style:parent-style-name="Standard">
      <style:text-properties officeooo:rsid="000f0c3e" officeooo:paragraph-rsid="000f0c3e"/>
    </style:style>
    <style:style style:name="P7" style:family="paragraph" style:parent-style-name="Standard">
      <style:text-properties officeooo:rsid="000fe93e" officeooo:paragraph-rsid="000fe93e"/>
    </style:style>
    <style:style style:name="P8" style:family="paragraph" style:parent-style-name="Standard">
      <style:text-properties officeooo:rsid="0011a108" officeooo:paragraph-rsid="0011a108"/>
    </style:style>
    <style:style style:name="P9" style:family="paragraph" style:parent-style-name="Standard">
      <style:text-properties officeooo:rsid="0011dea6" officeooo:paragraph-rsid="0011dea6"/>
    </style:style>
    <style:style style:name="P10" style:family="paragraph" style:parent-style-name="Standard">
      <style:text-properties officeooo:rsid="0011dea6" officeooo:paragraph-rsid="00139abc"/>
    </style:style>
    <style:style style:name="P11" style:family="paragraph" style:parent-style-name="Standard">
      <style:text-properties officeooo:rsid="0011e086" officeooo:paragraph-rsid="0011e086"/>
    </style:style>
    <style:style style:name="P12" style:family="paragraph" style:parent-style-name="Standard">
      <style:text-properties officeooo:rsid="00139abc" officeooo:paragraph-rsid="00139abc"/>
    </style:style>
    <style:style style:name="P13" style:family="paragraph" style:parent-style-name="Standard">
      <style:text-properties officeooo:rsid="00157250" officeooo:paragraph-rsid="00157250"/>
    </style:style>
    <style:style style:name="P14" style:family="paragraph" style:parent-style-name="Standard">
      <style:text-properties officeooo:rsid="0016d7e3" officeooo:paragraph-rsid="0016d7e3"/>
    </style:style>
    <style:style style:name="P15" style:family="paragraph" style:parent-style-name="Standard">
      <style:text-properties officeooo:rsid="001a41e6" officeooo:paragraph-rsid="001a41e6"/>
    </style:style>
    <style:style style:name="P16" style:family="paragraph" style:parent-style-name="Standard">
      <style:text-properties officeooo:rsid="001ba9f2" officeooo:paragraph-rsid="001ba9f2"/>
    </style:style>
    <style:style style:name="P17" style:family="paragraph" style:parent-style-name="Standard">
      <style:text-properties officeooo:rsid="001bb6df" officeooo:paragraph-rsid="001bb6df"/>
    </style:style>
    <style:style style:name="P18" style:family="paragraph" style:parent-style-name="Standard">
      <style:text-properties officeooo:rsid="001c580c" officeooo:paragraph-rsid="001c580c"/>
    </style:style>
    <style:style style:name="P19" style:family="paragraph" style:parent-style-name="Standard">
      <style:text-properties officeooo:rsid="001ecbd5" officeooo:paragraph-rsid="001ecbd5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4a89" officeooo:paragraph-rsid="000a4a89"/>
    </style:style>
    <style:style style:name="T1" style:family="text">
      <style:text-properties officeooo:rsid="00036e1e"/>
    </style:style>
    <style:style style:name="T2" style:family="text">
      <style:text-properties officeooo:rsid="00049a75"/>
    </style:style>
    <style:style style:name="T3" style:family="text">
      <style:text-properties officeooo:rsid="000598b2"/>
    </style:style>
    <style:style style:name="T4" style:family="text">
      <style:text-properties officeooo:rsid="00071610"/>
    </style:style>
    <style:style style:name="T5" style:family="text">
      <style:text-properties officeooo:rsid="000c4230"/>
    </style:style>
    <style:style style:name="T6" style:family="text">
      <style:text-properties officeooo:rsid="000ec5a4"/>
    </style:style>
    <style:style style:name="T7" style:family="text">
      <style:text-properties officeooo:rsid="00139abc"/>
    </style:style>
    <style:style style:name="T8" style:family="text">
      <style:text-properties officeooo:rsid="0013f0df"/>
    </style:style>
    <style:style style:name="T9" style:family="text">
      <style:text-properties officeooo:rsid="001654ea"/>
    </style:style>
    <style:style style:name="T10" style:family="text">
      <style:text-properties officeooo:rsid="00184697"/>
    </style:style>
    <style:style style:name="T11" style:family="text">
      <style:text-properties officeooo:rsid="001a41e6"/>
    </style:style>
    <style:style style:name="T12" style:family="text">
      <style:text-properties officeooo:rsid="001d20f7"/>
    </style:style>
    <style:style style:name="T13" style:family="text">
      <style:text-properties officeooo:rsid="001f94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wdfunder</text:p>
      <text:p text:style-name="P1"/>
      <text:p text:style-name="P1">MVP features</text:p>
      <text:p text:style-name="Standard"/>
      <text:p text:style-name="Standard">- <text:span text:style-name="T1">Ability to create and manage a project</text:span></text:p>
      <text:p text:style-name="P1">- Ability to create and manage an account</text:p>
      <text:p text:style-name="P1">- Ability to pledge to a project</text:p>
      <text:p text:style-name="P1">- <text:span text:style-name="T2">Ability to track pledges</text:span></text:p>
      <text:p text:style-name="P1">- <text:span text:style-name="T2">Ability to set a fundraising goal</text:span></text:p>
      <text:p text:style-name="P1"/>
      <text:p text:style-name="P2">Ability to:</text:p>
      <text:p text:style-name="P2">- <text:span text:style-name="T3">create rewards for projects</text:span></text:p>
      <text:p text:style-name="P2">- <text:span text:style-name="T4">set a deadline</text:span></text:p>
      <text:p text:style-name="P2"/>
      <text:p text:style-name="P3">Domain Model</text:p>
      <text:p text:style-name="P3">- project</text:p>
      <text:p text:style-name="P3">- User</text:p>
      <text:p text:style-name="P3">- Pledge</text:p>
      <text:p text:style-name="P3"><text:s text:c="2"/>- <text:span text:style-name="T6">Amount</text:span></text:p>
      <text:p text:style-name="P3"><text:s text:c="2"/>-<text:span text:style-name="T6">Project</text:span></text:p>
      <text:p text:style-name="P3"><text:s text:c="2"/>-<text:span text:style-name="T6">User</text:span></text:p>
      <text:p text:style-name="P3">- Reward</text:p>
      <text:p text:style-name="P20"/>
      <text:p text:style-name="P3"/>
      <text:p text:style-name="P3">- Comments</text:p>
      <text:p text:style-name="P3"/>
      <text:p text:style-name="P4">Things that are hard about Crowdfunder</text:p>
      <text:p text:style-name="P4">- not meeting the goal by the deadline</text:p>
      <text:p text:style-name="P4">- <text:span text:style-name="T5">making an actual pledge with monies</text:span></text:p>
      <text:p text:style-name="P5">- people defaulting on their pledges</text:p>
      <text:p text:style-name="P5">- fufilling rewards for successful projects</text:p>
      <text:p text:style-name="P5">- ensuring project owners follow through</text:p>
      <text:p text:style-name="P5"/>
      <text:p text:style-name="P6">Rails g model Project name: string goal:integer deadline:datetime</text:p>
      <text:p text:style-name="P6">Rails g model Reward name:string description:text amount:integer project:belongs_to</text:p>
      <text:p text:style-name="P7">Rails g controller Projects </text:p>
      <text:p text:style-name="P7"/>
      <text:p text:style-name="P16">Projects controller</text:p>
      <text:p text:style-name="P16"/>
      <text:p text:style-name="P7">def index, new, and create</text:p>
      <text:p text:style-name="P7"/>
      <text:p text:style-name="P8">def index</text:p>
      <text:p text:style-name="P8">@projects = Project.all</text:p>
      <text:p text:style-name="P8">end </text:p>
      <text:p text:style-name="P8"/>
      <text:p text:style-name="P12">def new</text:p>
      <text:p text:style-name="P12">@project = Project.new</text:p>
      <text:p text:style-name="P19">@reward = @project.rewards.build</text:p>
      <text:p text:style-name="P12">end </text:p>
      <text:p text:style-name="P12"><text:soft-page-break/></text:p>
      <text:p text:style-name="P13">def create</text:p>
      <text:p text:style-name="P13">@project = Project.new(<text:span text:style-name="T9">project_params</text:span>)</text:p>
      <text:p text:style-name="P13"/>
      <text:p text:style-name="P14">if @project.save </text:p>
      <text:p text:style-name="P14"><text:tab/>redirect_to projects_path</text:p>
      <text:p text:style-name="P14">else </text:p>
      <text:p text:style-name="P14"><text:tab/>render :new</text:p>
      <text:p text:style-name="P14">end </text:p>
      <text:p text:style-name="P13">end </text:p>
      <text:p text:style-name="P8"/>
      <text:p text:style-name="P13">private</text:p>
      <text:p text:style-name="P13"/>
      <text:p text:style-name="P13">def project_params</text:p>
      <text:p text:style-name="P13"><text:tab/>params.require(:project).permit(:name, :goal, :deadline, <text:span text:style-name="T13">rewards_attributes: [:name, :description, :amount]</text:span>)</text:p>
      <text:p text:style-name="P13"><text:tab/></text:p>
      <text:p text:style-name="P13">end </text:p>
      <text:p text:style-name="P13"/>
      <text:p text:style-name="P16">RewardsController</text:p>
      <text:p text:style-name="P16"/>
      <text:p text:style-name="P16"/>
      <text:p text:style-name="P9">index.html.erb</text:p>
      <text:p text:style-name="P9"/>
      <text:p text:style-name="P12">&lt;h1&gt;<text:span text:style-name="T10">All </text:span>Projects &lt;/h1&gt;</text:p>
      <text:p text:style-name="P9"/>
      <text:p text:style-name="P9">&lt;%= link_to ‘New Project’, new_project_path %&gt;</text:p>
      <text:p text:style-name="P9"/>
      <text:p text:style-name="P9">&lt;ul&gt;</text:p>
      <text:p text:style-name="P9">&lt;% @projects.each do |project| %&gt;</text:p>
      <text:p text:style-name="P9"/>
      <text:p text:style-name="P9">&lt;%= link_to project.name, project_path(project) %&gt;</text:p>
      <text:p text:style-name="P9">&lt;% end %&gt;</text:p>
      <text:p text:style-name="P9">&lt;/ul&gt;</text:p>
      <text:p text:style-name="P9"/>
      <text:p text:style-name="P11">root ‘projects#index’</text:p>
      <text:p text:style-name="P11">resources :projects <text:span text:style-name="T11">do</text:span></text:p>
      <text:p text:style-name="P11"><text:tab/><text:span text:style-name="T11">resources :rewards</text:span></text:p>
      <text:p text:style-name="P15">end </text:p>
      <text:p text:style-name="P11"/>
      <text:p text:style-name="P10"><text:span text:style-name="T7">new</text:span>.html.erb</text:p>
      <text:p text:style-name="P10"/>
      <text:p text:style-name="P12">&lt;%= form_for @project do |f| %&gt;</text:p>
      <text:p text:style-name="P12"/>
      <text:p text:style-name="P12">&lt;div class=field&gt;</text:p>
      <text:p text:style-name="P12"><text:span text:style-name="T8">&lt;%=</text:span>f.label : name%<text:span text:style-name="T8">&gt;</text:span></text:p>
      <text:p text:style-name="P12">f.text_field : name</text:p>
      <text:p text:style-name="P12">&lt;/div&gt;</text:p>
      <text:p text:style-name="P12"/>
      <text:p text:style-name="P12"><text:soft-page-break/>f.label : goal</text:p>
      <text:p text:style-name="P12">f.number_field : goal</text:p>
      <text:p text:style-name="P12"/>
      <text:p text:style-name="P12">f.label : deadline</text:p>
      <text:p text:style-name="P12">f.datetime_field : deadline</text:p>
      <text:p text:style-name="P12"/>
      <text:p text:style-name="P18">f.fields_for :rewards do |rewards_fields| </text:p>
      <text:p text:style-name="P18">&lt;div class=”field”&gt;</text:p>
      <text:p text:style-name="P18">rewards_fields.label :name </text:p>
      <text:p text:style-name="P18">rewards_fields.text_field :name</text:p>
      <text:p text:style-name="P18"/>
      <text:p text:style-name="P18">&lt;div class=”field”&gt;</text:p>
      <text:p text:style-name="P18">rewards_fields.label :description</text:p>
      <text:p text:style-name="P18">rewards_fields.text_field :description</text:p>
      <text:p text:style-name="P18"/>
      <text:p text:style-name="P18">&lt;div class=”field”&gt;</text:p>
      <text:p text:style-name="P18">rewards_fields.label :amount</text:p>
      <text:p text:style-name="P18">rewards_fields.<text:span text:style-name="T12">number</text:span>_field :amount</text:p>
      <text:p text:style-name="P12"/>
      <text:p text:style-name="P12">f.submit</text:p>
      <text:p text:style-name="P12">&lt;%end%&gt;</text:p>
      <text:p text:style-name="P10"/>
      <text:p text:style-name="P17">Project model </text:p>
      <text:p text:style-name="P17"/>
      <text:p text:style-name="P17">class Project</text:p>
      <text:p text:style-name="P17">has_many :rewards</text:p>
      <text:p text:style-name="P17">accepts_nested_attributes_for :rewards</text:p>
      <text:p text:style-name="P17">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23:16.863265423</meta:creation-date>
    <dc:date>2016-07-12T12:35:33.631793553</dc:date>
    <meta:editing-duration>PT1H41M51S</meta:editing-duration>
    <meta:editing-cycles>29</meta:editing-cycles>
    <meta:generator>LibreOffice/5.1.4.2$Linux_X86_64 LibreOffice_project/10m0$Build-2</meta:generator>
    <meta:document-statistic meta:table-count="0" meta:image-count="0" meta:object-count="0" meta:page-count="3" meta:paragraph-count="90" meta:word-count="266" meta:character-count="1984" meta:non-whitespace-character-count="1783"/>
  </office:meta>
</office:document-meta>
</file>